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12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3.8cm" svg:height="3.5cm" svg:x="8.8cm" svg:y="7.1cm">
          <text:p text:style-name="P1"><text:span text:style-name="T1">Совет</text:span></text:p>
          <text:p text:style-name="P1"><text:span text:style-name="T1">Клиринг</text:span></text:p>
          <text:p text:style-name="P1"><text:span text:style-name="T1">(Ядро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449cm" svg:height="2.1cm" svg:x="3.2cm" svg:y="4.1cm">
          <text:p text:style-name="P1">ПО#1</text:p>
          <text:p text:style-name="P1">(Предприятие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.5cm" svg:x="4cm" svg:y="10.4cm">
          <text:p text:style-name="P1">ПО#2</text:p>
          <text:p text:style-name="P1">(КФХ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.6cm" svg:x="14cm" svg:y="3.8cm">
          <text:p text:style-name="P1">ПО#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cm" svg:height="2.8cm" svg:x="13.4cm" svg:y="10.2cm">
          <text:p text:style-name="P1">ПО#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9cm" svg:x="2.306cm" svg:y="10.6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0.9cm" svg:height="0.9cm" svg:x="2.1cm" svg:y="12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draw:layer="layout" svg:width="0.8cm" svg:height="0.9cm" svg:x="2.8cm" svg:y="13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1cm" svg:height="1cm" svg:x="4.6cm" svg:y="13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0.9cm" svg:height="1cm" svg:x="2.1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0.9cm" svg:height="1cm" svg:x="2.8cm" svg:y="2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1cm" svg:height="1cm" svg:x="4.3cm" svg:y="2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1cm" svg:height="1cm" svg:x="5.7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1cm" svg:height="1cm" svg:x="14.2cm" svg:y="2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draw:layer="layout" svg:width="1cm" svg:height="1cm" svg:x="15.7cm" svg:y="2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1cm" svg:height="0.9cm" svg:x="17.4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0.9cm" svg:height="0.9cm" svg:x="18.3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1cm" svg:height="1cm" svg:x="18.3cm" svg:y="5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0.9cm" svg:height="1cm" svg:x="18.2cm" svg:y="10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1cm" svg:height="1cm" svg:x="18.1cm" svg:y="1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1cm" svg:height="1.1cm" svg:x="17.3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1cm" svg:height="1cm" svg:x="15.4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1" draw:layer="layout" svg:x1="9.2cm" svg:y1="10.1cm" svg:x2="8cm" svg:y2="10.6cm">
          <text:p/>
        </draw:line>
        <draw:line draw:style-name="gr5" draw:text-style-name="P1" draw:layer="layout" svg:x1="7.6cm" svg:y1="6.2cm" svg:x2="9.2cm" svg:y2="7.6cm">
          <text:p/>
        </draw:line>
        <draw:line draw:style-name="gr5" draw:text-style-name="P1" draw:layer="layout" svg:x1="13.9cm" svg:y1="6.4cm" svg:x2="12.2cm" svg:y2="7.6cm">
          <text:p/>
        </draw:line>
        <draw:line draw:style-name="gr5" draw:text-style-name="P1" draw:layer="layout" svg:x1="13.4cm" svg:y1="10.2cm" svg:x2="12.4cm" svg:y2="9.7cm">
          <text:p/>
        </draw:line>
        <draw:frame draw:style-name="gr6" draw:layer="layout" svg:width="3.271cm" svg:height="0.962cm" svg:x="4.1cm" svg:y="7.6cm">
          <draw:text-box>
            <text:p>Протокол</text:p>
          </draw:text-box>
        </draw:frame>
        <draw:line draw:style-name="gr7" draw:text-style-name="P1" draw:layer="layout" svg:x1="7.4cm" svg:y1="7.9cm" svg:x2="8.4cm" svg:y2="7cm">
          <text:p/>
        </draw:line>
        <draw:line draw:style-name="gr7" draw:text-style-name="P1" draw:layer="layout" svg:x1="7.4cm" svg:y1="8.3cm" svg:x2="8.6cm" svg:y2="10.2cm">
          <text:p/>
        </draw:line>
        <draw:custom-shape draw:style-name="gr8" draw:text-style-name="P1" draw:layer="layout" svg:width="6.9cm" svg:height="6cm" svg:x="1.7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6.7cm" svg:height="5.4cm" svg:x="1.8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6.7cm" svg:height="5.8cm" svg:x="13.1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7cm" svg:height="6cm" svg:x="12.7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cm" svg:height="0.8cm" svg:x="5.6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6cm" svg:height="0.6cm" svg:x="5.3cm" svg:y="12.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0.6cm" svg:height="0.6cm" svg:x="14.2cm" svg:y="3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9" draw:layer="layout" svg:width="2.195cm" svg:height="0.962cm" svg:x="4.1cm" svg:y="16cm">
          <draw:text-box>
            <text:p>Актив</text:p>
          </draw:text-box>
        </draw:frame>
        <draw:line draw:style-name="gr7" draw:text-style-name="P1" draw:layer="layout" svg:x1="5.5cm" svg:y1="15.9cm" svg:x2="5.8cm" svg:y2="14.8cm">
          <text:p/>
        </draw:line>
        <draw:frame draw:style-name="gr9" draw:layer="layout" svg:width="6.437cm" svg:height="0.962cm" svg:x="2cm" svg:y="17.3cm">
          <draw:text-box>
            <text:p>Собственник актива</text:p>
          </draw:text-box>
        </draw:frame>
        <draw:line draw:style-name="gr7" draw:text-style-name="P1" draw:layer="layout" svg:x1="3cm" svg:y1="17.2cm" svg:x2="5cm" svg:y2="14.6cm">
          <text:p/>
        </draw:line>
        <draw:frame draw:style-name="gr9" draw:layer="layout" svg:width="2.911cm" svg:height="0.962cm" svg:x="6.8cm" svg:y="15.2cm">
          <draw:text-box>
            <text:p>Вексель</text:p>
          </draw:text-box>
        </draw:frame>
        <draw:line draw:style-name="gr7" draw:text-style-name="P1" draw:layer="layout" svg:x1="5.8cm" svg:y1="12.9cm" svg:x2="7.7cm" svg:y2="15.2cm">
          <text:p/>
        </draw:line>
        <draw:custom-shape draw:style-name="gr3" draw:text-style-name="P1" draw:layer="layout" svg:width="1.2cm" svg:height="0.3cm" svg:x="8.8cm" svg:y="10.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1.2cm" svg:height="0.3cm" svg:x="11.1cm" svg:y="6.5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229cm" svg:height="0.962cm" svg:x="10.2cm" svg:y="2.1cm">
          <draw:text-box>
            <text:p>Товар</text:p>
          </draw:text-box>
        </draw:frame>
        <draw:line draw:style-name="gr7" draw:text-style-name="P1" draw:layer="layout" svg:x1="12.4cm" svg:y1="2.8cm" svg:x2="14.2cm" svg:y2="3.9cm">
          <text:p/>
        </draw:line>
        <draw:custom-shape draw:style-name="gr3" draw:text-style-name="P1" draw:layer="layout" svg:width="1cm" svg:height="1cm" svg:x="13.4cm" svg:y="14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0.8cm" svg:height="0.9cm" svg:x="14.8cm" svg:y="15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0.9cm" svg:height="0.9cm" svg:x="16.9cm" svg:y="15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1" draw:layer="layout" svg:width="7.6cm" svg:height="7.9cm" svg:x="12.4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cm" svg:height="0.8cm" svg:x="18.2cm" svg:y="14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1cm" svg:height="0.8cm" svg:x="15.7cm" svg:y="15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0T17:26:40.367518867</meta:creation-date>
    <dc:date>2016-02-10T18:27:07.396557457</dc:date>
    <meta:editing-duration>PT9M31S</meta:editing-duration>
    <meta:editing-cycles>2</meta:editing-cycles>
    <meta:generator>LibreOffice/4.2.8.2$Linux_X86_64 LibreOffice_project/420m0$Build-2</meta:generator>
    <meta:document-statistic meta:object-count="52"/>
  </office:meta>
</office:document-meta>
</file>